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48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 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5" table:default-cell-style-name="ce2"/>
        <table:table-column table:style-name="co7" table:number-columns-repeated="46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127cm" svg:height="1.005cm" svg:x="36.137cm" svg:y="0.053cm" draw:caption-point-x="17.637cm" draw:caption-point-y="-0.043cm">
              <dc:date>2019-09-30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507cm" svg:height="1.137cm" svg:x="21.707cm" svg:y="0.187cm" draw:caption-point-x="17.623cm" draw:caption-point-y="0.274cm">
              <dc:date>2019-09-30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606cm" svg:height="1.031cm" svg:x="24.089cm" svg:y="0.187cm" draw:caption-point-x="17.705cm" draw:caption-point-y="0.274cm">
              <dc:date>2019-09-30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89cm" svg:height="0.74cm" svg:x="26.527cm" svg:y="0.187cm" draw:caption-point-x="17.198cm" draw:caption-point-y="0.274cm">
              <dc:date>2019-09-30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76cm" svg:height="0.634cm" svg:x="34.325cm" svg:y="0.187cm" draw:caption-point-x="17.461cm" draw:caption-point-y="0.274cm">
              <dc:date>2019-09-30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471cm" svg:height="1.694cm" svg:x="9.415cm" svg:y="0.638cm" draw:caption-point-x="17.37cm" draw:caption-point-y="0.275cm">
              <dc:date>2019-09-30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2cm" svg:height="1.403cm" svg:x="11.611cm" svg:y="0.638cm" draw:caption-point-x="17.694cm" draw:caption-point-y="0.275cm">
              <dc:date>2019-09-30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7.648cm" svg:height="1.826cm" svg:x="13.689cm" svg:y="0.638cm" draw:caption-point-x="17.408cm" draw:caption-point-y="0.275cm">
              <dc:date>2019-09-30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383cm" svg:y="0.638cm" draw:caption-point-x="17.45cm" draw:caption-point-y="0.275cm">
              <dc:date>2019-09-30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26cm" svg:height="1.085cm" svg:x="17.394cm" svg:y="0.638cm" draw:caption-point-x="17.595cm" draw:caption-point-y="0.275cm">
              <dc:date>2019-09-30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369cm" svg:height="2.144cm" svg:x="19.405cm" svg:y="0.638cm" draw:caption-point-x="17.6cm" draw:caption-point-y="0.275cm">
              <dc:date>2019-09-30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209cm" svg:height="1.403cm" svg:x="28.886cm" svg:y="0.638cm" draw:caption-point-x="17.134cm" draw:caption-point-y="0.275cm">
              <dc:date>2019-09-30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5.049cm" svg:height="0.635cm" svg:x="30.241cm" svg:y="0.638cm" draw:caption-point-x="17.486cm" draw:caption-point-y="0.275cm">
              <dc:date>2019-09-30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01cm" svg:height="1.403cm" svg:x="32.536cm" svg:y="0.638cm" draw:caption-point-x="17.486cm" draw:caption-point-y="0.275cm">
              <dc:date>2019-09-30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CLEVER RODOLFO C VASCONCEL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<text:s/>MILITAR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5604.22" calcext:value-type="float">
            <text:p><text:s/>5.604,22 </text:p>
          </table:table-cell>
          <table:table-cell table:style-name="ce5" office:value-type="float" office:value="920" calcext:value-type="float">
            <text:p><text:s/>920,00 </text:p>
          </table:table-cell>
          <table:table-cell table:style-name="ce5" office:value-type="float" office:value="40213.32" calcext:value-type="float">
            <text:p><text:s/>40.213,32 </text:p>
          </table:table-cell>
          <table:table-cell table:style-name="ce5" office:value-type="float" office:value="3705.8" calcext:value-type="float">
            <text:p><text:s/>3.705,80 </text:p>
          </table:table-cell>
          <table:table-cell table:style-name="ce5" office:value-type="float" office:value="8812.93" calcext:value-type="float">
            <text:p><text:s/>8.812,93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2518.73" calcext:value-type="float">
            <text:p><text:s/>12.518,73 </text:p>
          </table:table-cell>
          <table:table-cell table:style-name="ce5" office:value-type="float" office:value="27694.59" calcext:value-type="float">
            <text:p><text:s/>27.694,59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ata da última atualização: 02/09/2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09:21:20.973643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II" style:display-name="PageStyle_Tabela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herme Nunes</meta:initial-creator>
    <meta:creation-date>2019-09-19T17:00:55</meta:creation-date>
    <dc:date>2021-02-23T09:22:41.678440137</dc:date>
    <meta:generator>LibreOffice/6.4.6.2$Linux_X86_64 LibreOffice_project/40$Build-2</meta:generator>
    <meta:editing-duration>PT5M11S</meta:editing-duration>
    <meta:editing-cycles>3</meta:editing-cycles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